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IncludeHandler.setDocumentHandler( XMLDocumentHandler handl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IncludeHandler.checkAndSendNotation( Notation no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XIncludeHandler.getDocumen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parsedEntity.equals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IncludeHandler.setXIncludeLocator( XMLLocatorWrappe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IncludeHandler.isRoo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IncludeHandler.getRootElementProcess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IncludeHandler.copyFeatures1( Enumeration features , String featurePrefix , XMLComponentManager from , ParserConfigurationSettings t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IncludeHandler.notationDecl( String name , XMLResourceIdentifier identifier , Augmentations augmenta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IncludeHandler.setSawInclude( int depth , boolean v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IncludeHandler.processXMLLangAttributes( XMLAttributes attribut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IncludeHandler.copyFeatures( XMLComponentManager from , ParserConfigurationSettings t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IncludeHandler.getDTD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IncludeHandler.addUnparsedEntity( String name , XMLResourceIdentifier identifier , String notation , Augmentations augmen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IncludeHandler.isTopLevelIncludedItemViaInclu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IncludeHandler.endElement( QName element , Augmentations augs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6">
            <text:p text:style-name="Table_20_Contents">16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XIncludeHandler.getState( int dep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IncludeHandler.getBaseURI( int dep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IncludeHandler.attributeDecl( String elementName , String attributeName , String type , String [ ] enumeration , String defaultType , XMLString defaultValue , XMLString nonNormalizedDefaultValue , Augmentations augmenta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IncludeHandler.endConditional( Augmentations augmenta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IncludeHandler.endGeneralEntity( String name , Augmentations aug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IncludeHandler.getResultDep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IncludeHandler.checkMultipleRootElemen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IncludeHandler.checkAndSendUnparsedEntity( UnparsedEntity 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XIncludeHandler.isFallbackElement( QName 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IncludeHandler.endAttlist( Augmentations augmenta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IncludeHandler.sameLanguageAsIncludePar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IncludeHandler.setParent( XIncludeHandler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ation.equals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IncludeHandler.ge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IncludeHandler.restoreBas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IncludeHandler.getSawFallback( int dep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IncludeHandler.comment( XMLString text , Augmentations aug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IncludeHandler.restoreLangu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IncludeHandler.setDTDHandler( XMLDTD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IncludeHandler.XInclude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IncludeHandler.isTopLevelIncludedIte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IncludeHandler.processXMLBaseAttributes( XMLAttributes attribut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XIncludeHandler.getIncludeParentBaseURI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IncludeHandler.startAttlist( String elementName , Augmentations augmenta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IncludeHandler.getRecognizedFeatur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IncludeHandler.endDocument( Augmentations aug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IncludeHandler.externalEntityDecl( String name , XMLResourceIdentifier identifier , Augmentations augmenta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nparsedEntity.isDuplicate( Object obj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IncludeHandler.isValidInHTTPHeader( String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IncludeHandler.getPropertyDefault( String property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IncludeHandler.startDTD( XMLLocator locator , Augmentations augmenta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IncludeHandler.elementDecl( String name , String contentModel , Augmentations augmenta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IncludeHandler.isEqual( String one , String tw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IncludeHandler.getDocumen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IncludeHandler.getDTD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IncludeHandler.ignoredCharacters( XMLString text , Augmentations augmenta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IncludeHandler.emptyElement( QName element , XMLAttributes attributes , Augmentations augs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9">
            <text:p text:style-name="Table_20_Contents">19</text:p>
          </table:table-cell>
          <table:table-cell office:value-type="float" office:value="64">
            <text:p text:style-name="Table_20_Contents">64</text:p>
          </table:table-cell>
        </table:table-row>
        <table:table-row>
          <table:table-cell office:value-type="string">
            <text:p text:style-name="Table_20_Contents">XIncludeHandler.scopeOfLanguage( int dep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IncludeHandler.doctypeDecl( String rootElement , String publicId , String systemId , Augmentations au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IncludeHandler.checkUnparsedEntity( String ent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IncludeHandler.internalEntityDecl( String name , XMLString text , XMLString nonNormalizedText , Augmentations augmenta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IncludeHandler.characters( XMLString text , Augmentations aug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IncludeHandler.ignorableWhitespace( XMLString text , Augmentations aug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IncludeHandler.setHref( String h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IncludeHandler.reportResourceError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IncludeHandler.setErrorReporter( XMLErrorReporter report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IncludeHandler.textDecl( String version , String encoding , Augmentations au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IncludeHandler.startCDATA( Augmentations aug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IncludeHandler.processingInstruction( String target , XMLString data , Augmentations aug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IncludeHandler.copyFeatures( XMLComponentManager from , XMLParserConfiguration t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IncludeHandler.reportError( String key , Object [ ] args , short severit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IncludeHandler.getFeatureDefault( String feature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IncludeHandler.setDTDSource( XMLDTD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IncludeHandler.startDocument( XMLLocator locator , String encoding , NamespaceContext namespaceContext , Augmentations aug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XIncludeHandler.reset( XMLComponentManager componentManager )</text:p>
          </table:table-cell>
          <table:table-cell office:value-type="float" office:value="35">
            <text:p text:style-name="Table_20_Contents">35</text:p>
          </table:table-cell>
          <table:table-cell office:value-type="float" office:value="24">
            <text:p text:style-name="Table_20_Contents">24</text:p>
          </table:table-cell>
          <table:table-cell office:value-type="float" office:value="159">
            <text:p text:style-name="Table_20_Contents">159</text:p>
          </table:table-cell>
        </table:table-row>
        <table:table-row>
          <table:table-cell office:value-type="string">
            <text:p text:style-name="Table_20_Contents">XIncludeHandler.startGeneralEntity( String name , XMLResourceIdentifier resId , String encoding , Augmentations aug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IncludeHandler.handleFallbackElemen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XIncludeHandler.endCDATA( Augmentations aug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IncludeHandler.reportFatalError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IncludeHandler.isTopLevelIncludedItemViaFallb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IncludeHandler.createInputSource( String publicId , String systemId , String baseSystemId , String accept , String acceptLanguag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otation.isDuplicate( Object obj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IncludeHandler.searchForRecursiveIncludes( String includedSys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IncludeHandler.endParameterEntity( String name , Augmentations augmenta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IncludeHandler.getLanguage( int dep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IncludeHandler.hasXIncludeNamespace( QName 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IncludeHandler.scopeOfBaseURI( int dep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IncludeHandler.getSawInclude( int dep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IncludeHandler.getRelativeURI( int dep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IncludeHandler.setProperty( String propertyId , Object value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XIncludeHandler.reportResourceError( String key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IncludeHandler.modifyAugmentations( Augmentations au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IncludeHandler.setState( int st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IncludeHandler.startParameterEntity( String name , XMLResourceIdentifier identifier , String encoding , Augmentations augmenta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IncludeHandler.getIncludeParentDepth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IncludeHandler.isIncludeElement( QName 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IncludeHandler.getRelativeBaseURI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5">
            <text:p text:style-name="Table_20_Contents">55</text:p>
          </table:table-cell>
        </table:table-row>
        <table:table-row>
          <table:table-cell office:value-type="string">
            <text:p text:style-name="Table_20_Contents">XIncludeHandler.getRecognized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ation.isEqual( String one , String tw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IncludeHandler.reportFatalError( String key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IncludeHandler.saveLanguage( String langu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IncludeHandler.setSawFallback( int depth , boolean v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IncludeHandler.setupCurrentBaseURI( XMLLocator locato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XIncludeHandler.sameBaseURIAsIncludePar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IncludeHandler.saveBas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IncludeHandler.setFeature( String featureId , boolean st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IncludeHandler.checkWhitespace( XMLStri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IncludeHandler.setRootElementProcessed( boolean seenRoo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IncludeHandler.copyFeatures1( Enumeration features , String featurePrefix , XMLComponentManager from , XMLParserConfiguration t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IncludeHandler.startExternalSubset( XMLResourceIdentifier identifier , Augmentations augmenta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IncludeHandler.processAttributes( XMLAttributes attributes )</text:p>
          </table:table-cell>
          <table:table-cell office:value-type="float" office:value="26">
            <text:p text:style-name="Table_20_Contents">26</text:p>
          </table:table-cell>
          <table:table-cell office:value-type="float" office:value="24">
            <text:p text:style-name="Table_20_Contents">24</text:p>
          </table:table-cell>
          <table:table-cell office:value-type="float" office:value="105">
            <text:p text:style-name="Table_20_Contents">105</text:p>
          </table:table-cell>
        </table:table-row>
        <table:table-row>
          <table:table-cell office:value-type="string">
            <text:p text:style-name="Table_20_Contents">XIncludeHandler.modifyAugmentations( Augmentations augs , boolean for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nparsedEntity.isEqual( String one , String tw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IncludeHandler.startElement( QName element , XMLAttributes attributes , Augmentations augs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6">
            <text:p text:style-name="Table_20_Contents">16</text:p>
          </table:table-cell>
          <table:table-cell office:value-type="float" office:value="58">
            <text:p text:style-name="Table_20_Contents">58</text:p>
          </table:table-cell>
        </table:table-row>
        <table:table-row>
          <table:table-cell office:value-type="string">
            <text:p text:style-name="Table_20_Contents">XIncludeHandler.endDTD( Augmentations augmenta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IncludeHandler.getIncludeParentLanguag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IncludeHandler.escapeHref( String href )</text:p>
          </table:table-cell>
          <table:table-cell office:value-type="float" office:value="25">
            <text:p text:style-name="Table_20_Contents">25</text:p>
          </table:table-cell>
          <table:table-cell office:value-type="float" office:value="37">
            <text:p text:style-name="Table_20_Contents">37</text:p>
          </table:table-cell>
          <table:table-cell office:value-type="float" office:value="75">
            <text:p text:style-name="Table_20_Contents">75</text:p>
          </table:table-cell>
        </table:table-row>
        <table:table-row>
          <table:table-cell office:value-type="string">
            <text:p text:style-name="Table_20_Contents">XIncludeHandler.unparsedEntityDecl( String name , XMLResourceIdentifier identifier , String notation , Augmentations augmenta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IncludeHandler.addNotation( String name , XMLResourceIdentifier identifier , Augmentations augmen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IncludeHandler.endExternalSubset( Augmentations augmenta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IncludeHandler.startConditional( short type , Augmentations augmenta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IncludeHandler.xmlDecl( String version , String encoding , String standalone , Augmentations au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IncludeHandler.checkNotation( String not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IncludeHandler.handleIncludeElement( XMLAttributes attributes )</text:p>
          </table:table-cell>
          <table:table-cell office:value-type="float" office:value="64">
            <text:p text:style-name="Table_20_Contents">64</text:p>
          </table:table-cell>
          <table:table-cell office:value-type="float" office:value="61">
            <text:p text:style-name="Table_20_Contents">61</text:p>
          </table:table-cell>
          <table:table-cell office:value-type="float" office:value="284">
            <text:p text:style-name="Table_20_Contents">284</text:p>
          </table:table-cell>
        </table:table-row>
        <table:table-row>
          <table:table-cell office:value-type="string">
            <text:p text:style-name="Table_20_Contents">XIncludeHandler.setDocumentSource( XMLDocument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